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Ebrima" svg:font-family="Ebri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rima" fo:font-size="24pt" style:text-underline-style="none" fo:font-weight="bold" officeooo:rsid="001b6e02" officeooo:paragraph-rsid="001b6e02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Ebrima" fo:font-size="16pt" style:text-underline-style="none" fo:font-weight="bold" officeooo:rsid="001b6e02" officeooo:paragraph-rsid="001b6e0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Ebrima" fo:font-size="14pt" style:text-underline-style="none" fo:font-weight="bold" officeooo:rsid="001b6e02" officeooo:paragraph-rsid="001b6e0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Ebrima" fo:font-size="14pt" style:text-underline-style="none" fo:font-weight="bold" officeooo:rsid="001d93ce" officeooo:paragraph-rsid="001d93c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Ebrima" fo:font-size="14pt" style:text-underline-style="none" fo:font-weight="bold" officeooo:rsid="001e1b6b" officeooo:paragraph-rsid="001d93c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Ebrima" fo:font-size="14pt" style:text-underline-style="none" fo:font-weight="normal" officeooo:rsid="001ecd39" officeooo:paragraph-rsid="001ecd3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dara" fo:font-size="14pt" style:text-underline-style="none" fo:font-weight="normal" officeooo:rsid="001e1b6b" officeooo:paragraph-rsid="001e1b6b" style:font-size-asian="12.25pt" style:font-weight-asian="normal" style:font-size-complex="14pt" style:font-weight-complex="normal"/>
    </style:style>
    <style:style style:name="P8" style:family="paragraph" style:parent-style-name="Standard" style:master-page-name="First_20_Page">
      <style:paragraph-properties fo:text-align="center" style:justify-single-word="false" style:page-number="auto"/>
      <style:text-properties style:font-name="Ebrima" fo:font-size="24pt" style:text-underline-style="none" fo:font-weight="bold" officeooo:rsid="001b6e02" officeooo:paragraph-rsid="001b6e02" style:font-size-asian="24pt" style:font-weight-asian="bold" style:font-size-complex="2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Ebrima" fo:font-size="14pt" style:text-underline-style="none" fo:font-weight="bold" officeooo:rsid="001d93ce" officeooo:paragraph-rsid="001d93ce" style:font-size-asian="12.25pt" style:font-weight-asian="bold" style:font-size-complex="14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Ebrima" fo:font-size="14pt" style:text-underline-style="none" fo:font-weight="bold" officeooo:rsid="001d93ce" officeooo:paragraph-rsid="001d93c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Ebrima" fo:font-size="14pt" style:text-underline-style="none" fo:font-weight="bold" officeooo:rsid="00231dd4" officeooo:paragraph-rsid="0027adf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Ebrima" fo:font-size="14pt" style:text-underline-style="none" fo:font-weight="bold" officeooo:rsid="0024d83c" officeooo:paragraph-rsid="0027adf8" style:font-size-asian="12.25pt" style:font-weight-asian="bold" style:font-size-complex="14pt" style:font-weight-complex="bold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Ebrima" fo:font-size="14pt" style:text-underline-style="none" fo:font-weight="normal" officeooo:rsid="001f0fc6" officeooo:paragraph-rsid="001f0fc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Ebrima" fo:font-size="14pt" style:text-underline-style="none" fo:font-weight="normal" officeooo:rsid="001f0fc6" officeooo:paragraph-rsid="001f0fc6" style:font-size-asian="12.25pt" style:font-weight-asian="normal" style:font-size-complex="14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andara" fo:font-size="14pt" style:text-underline-style="none" fo:font-weight="normal" officeooo:rsid="001e1b6b" officeooo:paragraph-rsid="001e1b6b" style:font-size-asian="12.25pt" style:font-weight-asian="normal" style:font-size-complex="14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Candara" fo:font-size="14pt" style:text-underline-style="none" fo:font-weight="normal" officeooo:rsid="001ecd39" officeooo:paragraph-rsid="001ecd39" style:font-size-asian="12.25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1f0fc6"/>
    </style:style>
    <style:style style:name="P18" style:family="paragraph" style:parent-style-name="Standard">
      <style:paragraph-properties fo:text-align="start" style:justify-single-word="false"/>
      <style:text-properties style:font-name="Georgia" fo:font-size="15pt" style:text-underline-style="none" fo:font-weight="normal" officeooo:rsid="001b6e02" officeooo:paragraph-rsid="001b6e02" style:font-size-asian="15pt" style:font-weight-asian="normal" style:font-size-complex="15pt" style:font-weight-complex="normal"/>
    </style:style>
    <style:style style:name="T1" style:family="text">
      <style:text-properties officeooo:rsid="001c72fd"/>
    </style:style>
    <style:style style:name="T2" style:family="text">
      <style:text-properties style:font-name="Ebrima" fo:font-size="14pt" style:text-underline-style="none" fo:font-weight="normal" officeooo:rsid="001ecd39" style:font-size-asian="12.25pt" style:font-weight-asian="normal" style:font-size-complex="14pt" style:font-weight-complex="normal"/>
    </style:style>
    <style:style style:name="T3" style:family="text">
      <style:text-properties style:font-name="Ebrima" fo:font-size="14pt" style:text-underline-style="none" fo:font-weight="normal" officeooo:rsid="001f0fc6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UDENT MENTOR PROGRAMM<text:span text:style-name="T1">E.</text:span></text:p>
      <text:p text:style-name="P1"/>
      <text:p text:style-name="P4">A DBMS MINI PROJECT BY:</text:p>
      <text:p text:style-name="P4"/>
      <text:list xml:id="list1293753747" text:style-name="L1">
        <text:list-item>
          <text:p text:style-name="P9">SRINIKETAN <text:s/>R <text:s text:c="30"/>4NI16CS072</text:p>
        </text:list-item>
        <text:list-item>
          <text:p text:style-name="P9">SANTHOSH <text:s text:c="3"/>H.R <text:s text:c="26"/>4NI16CS085</text:p>
        </text:list-item>
        <text:list-item>
          <text:p text:style-name="P9">SHAMANTHA KRISHNA <text:s/>K.G <text:s text:c="8"/>4NI16CS088</text:p>
        </text:list-item>
      </text:list>
      <text:p text:style-name="P4"/>
      <text:p text:style-name="P4">UNDER THE SUPERVISION OF RESPECTED</text:p>
      <text:p text:style-name="P4"/>
      <text:list xml:id="list2069311726" text:style-name="L2">
        <text:list-item>
          <text:p text:style-name="P10">YOGESH M . J</text:p>
        </text:list-item>
        <text:list-item>
          <text:p text:style-name="P10"><text:s/></text:p>
        </text:list-item>
      </text:list>
      <text:p text:style-name="P5"/>
      <text:p text:style-name="P7">The Student Mentor Programme (SMP) is a programme of student community,within The National Institute of Engineering (NIE) ,Mysuru.with the following primary objectives:<text:line-break/></text:p>
      <text:list xml:id="list3690414524" text:style-name="L3">
        <text:list-item>
          <text:p text:style-name="P15">Enabling constructive interaction,guidance and mentorship of junior students</text:p>
        </text:list-item>
        <text:list-item>
          <text:p text:style-name="P15">Providing a reliable and comprehensive support system to motivate students to excel in both academic and non-academic fields to make the most of their life at the Institute.</text:p>
        </text:list-item>
        <text:list-item>
          <text:p text:style-name="P16">Provide them one such friend among the seniors,with whom they can freely share their problems ,ask any queries which they otherwise feel shy to ask or share.</text:p>
          <text:p text:style-name="P16"/>
        </text:list-item>
      </text:list>
      <text:p text:style-name="P6">Essential Qualities of a Student Mentor(SM) :</text:p>
      <text:p text:style-name="P6"/>
      <text:list xml:id="list2723557086" text:style-name="L4">
        <text:list-item>
          <text:p text:style-name="P17"><text:span text:style-name="T2">Ethics are of paramount importance for SMs and they should be able </text:span><text:span text:style-name="T3">to instill the same in their mentees .</text:span></text:p>
        </text:list-item>
        <text:list-item>
          <text:p text:style-name="P13">SMs should be academically inclined and capable of persuading others to be the same.</text:p>
        </text:list-item>
      </text:list>
      <text:p text:style-name="P14"/>
      <text:p text:style-name="P12">Tools:</text:p>
      <text:p text:style-name="P11"/>
      <text:p text:style-name="P11">Front End : HTML,CSS,JavaScript and other Frameworks.</text:p>
      <text:p text:style-name="P11">Back End <text:s/>: MySQL ,Python ,Django .</text:p>
      <text:p text:style-name="P3"><text:s text:c="21"/></text:p>
      <text:p text:style-name="P3"><text:soft-page-break/></text:p>
      <text:p text:style-name="P3"/>
      <text:p text:style-name="P2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Ebrima" svg:font-family="Ebri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.161cm" fo:margin-right="0.161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13:10.383000000</meta:creation-date>
    <dc:date>2018-09-25T23:48:39.821000000</dc:date>
    <meta:editing-duration>PT22M54S</meta:editing-duration>
    <meta:editing-cycles>7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20" meta:word-count="179" meta:character-count="1177" meta:non-whitespace-character-count="933"/>
  </office:meta>
</office:document-meta>
</file>